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2.4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cm"/>
    </style:style>
    <style:style style:name="gr7" style:family="graphic" style:parent-style-name="standard">
      <style:graphic-properties draw:stroke="none" draw:fill="none" fo:min-height="0.732cm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0.413cm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draw:fill="none" fo:min-height="0.258cm"/>
    </style:style>
    <style:style style:name="P1" style:family="paragraph">
      <style:text-properties fo:font-size="6pt" style:font-size-asian="6pt" style:font-size-complex="6pt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color="#3f5fbf" fo:font-family="Monospace" style:font-pitch="fixed" fo:font-size="6pt" style:font-family-asian="Monospace" style:font-pitch-asian="fixed" style:font-size-asian="6pt" style:font-family-complex="Monospace" style:font-pitch-complex="fixed" style:font-size-complex="6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f5fbf" style:text-outline="false" style:text-line-through-style="none" fo:font-family="Monospace" style:font-pitch="fixed" fo:font-size="6pt" fo:font-style="normal" fo:text-shadow="none" style:text-underline-style="none" fo:font-weight="normal" style:letter-kerning="true" style:font-family-asian="Monospace" style:font-pitch-asian="fixed" style:font-size-asian="6pt" style:font-style-asian="normal" style:font-weight-asian="normal" style:font-family-complex="Monospace" style:font-pitch-complex="fixed" style:font-size-complex="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3f5fbf" style:text-outline="false" style:text-line-through-style="none" fo:font-family="Monospace" style:font-pitch="fixed" fo:font-size="6pt" fo:font-style="normal" fo:text-shadow="none" style:text-underline-style="none" fo:font-weight="normal" style:letter-kerning="true" style:font-family-asian="Monospace" style:font-pitch-asian="fixed" style:font-size-asian="6pt" style:font-style-asian="normal" style:font-weight-asian="normal" style:font-family-complex="Monospace" style:font-pitch-complex="fixed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69cm" svg:height="4.773cm" svg:x="13.521cm" svg:y="1cm">
          <draw:text-box>
            <text:p text:style-name="P1">Staypuft:</text:p>
            <text:p text:style-name="P1">quickstack::openstack_common</text:p>
            <text:p text:style-name="P1">quickstack::pacemaker::common</text:p>
            <text:p text:style-name="P1">quickstack::pacemaker::load_balancer</text:p>
            <text:p text:style-name="P1">quickstack::pacemaker::qpid</text:p>
            <text:p text:style-name="P1">quickstack::pacemaker::keystone</text:p>
            <text:p text:style-name="P1">quickstack::pacemaker::swift</text:p>
            <text:p text:style-name="P1">quickstack::pacemaker::glance</text:p>
            <text:p text:style-name="P1">quickstack::pacemaker::nova</text:p>
            <text:p text:style-name="P1">quickstack::pacemaker::cinder</text:p>
            <text:p text:style-name="P1">quickstack::pacemaker::heat</text:p>
            <text:p text:style-name="P1"/>
            <text:p text:style-name="P1">quickstack::pacemaker::horizon</text:p>
            <text:p text:style-name="P1">quickstack::pacemaker::memcached</text:p>
            <text:p text:style-name="P1">quickstack::pacemaker::mysql</text:p>
            <text:p text:style-name="P1">quickstack::pacemaker::neutron</text:p>
            <text:p text:style-name="P1">quickstack::pacemaker::params</text:p>
            <text:p text:style-name="P1"/>
            <text:p text:style-name="P1"/>
          </draw:text-box>
        </draw:frame>
        <draw:frame draw:style-name="gr2" draw:layer="layout" svg:width="4.27cm" svg:height="1.673cm" svg:x="1.635cm" svg:y="1.381cm">
          <draw:text-box>
            <text:p>HA Controller</text:p>
            <text:p>Quickstack</text:p>
          </draw:text-box>
        </draw:frame>
        <draw:custom-shape draw:style-name="gr3" draw:text-style-name="P2" xml:id="id1" draw:id="id1" draw:layer="layout" svg:width="5.588cm" svg:height="0.375cm" svg:x="5.953cm" svg:y="3.165cm">
          <text:p text:style-name="P2"><text:span text:style-name="T1">quickstack::openstack_comm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" draw:id="id2" draw:layer="layout" svg:width="2.623cm" svg:height="0.635cm" svg:x="7.412cm" svg:y="4.164cm">
          <text:p text:style-name="P2"><text:span text:style-name="T1">packa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8.747cm" svg:y1="3.54cm" svg:x2="8.724cm" svg:y2="4.164cm" draw:start-shape="id1" draw:start-glue-point="6" draw:end-shape="id2" draw:end-glue-point="4" svg:d="m8747 3540v312h-23v312" svg:viewBox="0 0 24 625">
          <text:p/>
        </draw:connector>
        <draw:frame draw:style-name="gr6" draw:text-style-name="P5" draw:layer="layout" svg:width="5.08cm" svg:height="0.743cm" svg:x="0.873cm" svg:y="3.076cm">
          <draw:text-box>
            <text:p text:style-name="P4"><text:span text:style-name="T2">For nodes running any OpenStack</text:span></text:p>
            <text:p text:style-name="P4"><text:span text:style-name="T2">service</text:span></text:p>
          </draw:text-box>
        </draw:frame>
        <draw:frame draw:style-name="gr7" draw:text-style-name="P5" draw:layer="layout" svg:width="5.08cm" svg:height="0.982cm" svg:x="0.873cm" svg:y="11.414cm">
          <draw:text-box>
            <text:p text:style-name="P4"><text:span text:style-name="T2">A base class to configure your pacemaker cluster.</text:span></text:p>
          </draw:text-box>
        </draw:frame>
        <draw:custom-shape draw:style-name="gr8" draw:text-style-name="P6" draw:layer="layout" svg:width="5.588cm" svg:height="0.889cm" svg:x="5.953cm" svg:y="11.432cm">
          <text:p text:style-name="P3"><text:span text:style-name="T3">quickstack::peacemaker</text:span></text:p>
          <text:p text:style-name="P3"><text:span text:style-name="T3">::comm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2.965cm" svg:y1="11.819cm" svg:x2="11.54cm" svg:y2="11.875cm" draw:start-shape="id3" draw:start-glue-point="5" draw:end-shape="id4" draw:end-glue-point="7" svg:d="m12965 11819h-712v56h-713" svg:viewBox="0 0 1426 57">
          <text:p/>
        </draw:connector>
        <draw:custom-shape draw:style-name="gr8" draw:text-style-name="P2" xml:id="id15" draw:id="id15" draw:layer="layout" svg:width="7.366cm" svg:height="3.429cm" svg:x="12.665cm" svg:y="12.662cm">
          <text:p text:style-name="P7"><text:span text:style-name="T1"><text:s text:c="2"/></text:span><text:span text:style-name="T1">Class['::quickstack::pacemaker::common'] -&gt;</text:span></text:p>
          <text:p text:style-name="P7"><text:span text:style-name="T1"><text:s text:c="2"/></text:span><text:span text:style-name="T1">Class['::quickstack::pacemaker::load_balancer'] -&gt;</text:span></text:p>
          <text:p text:style-name="P7"><text:span text:style-name="T1"><text:s text:c="2"/></text:span><text:span text:style-name="T1">Class['::quickstack::pacemaker::galera'] -&gt;</text:span></text:p>
          <text:p text:style-name="P7"><text:span text:style-name="T1"><text:s text:c="2"/></text:span><text:span text:style-name="T1">Class['::quickstack::pacemaker::qpid'] -&gt;</text:span></text:p>
          <text:p text:style-name="P7"><text:span text:style-name="T1"><text:s text:c="2"/></text:span><text:span text:style-name="T1">Class['::quickstack::pacemaker::keystone'] -&gt;</text:span></text:p>
          <text:p text:style-name="P7"><text:span text:style-name="T1"><text:s text:c="2"/></text:span><text:span text:style-name="T1">Class['::quickstack::pacemaker::swift'] -&gt;</text:span></text:p>
          <text:p text:style-name="P7"><text:span text:style-name="T1"><text:s text:c="2"/></text:span><text:span text:style-name="T1">Class['::quickstack::pacemaker::glance'] -&gt;</text:span></text:p>
          <text:p text:style-name="P7"><text:span text:style-name="T1"><text:s text:c="2"/></text:span><text:span text:style-name="T1">Class['::quickstack::pacemaker::nova'] -&gt;</text:span></text:p>
          <text:p text:style-name="P7"><text:span text:style-name="T1"><text:s text:c="2"/></text:span><text:span text:style-name="T1">Class['::quickstack::pacemaker::cinder'] -&gt;</text:span></text:p>
          <text:p text:style-name="P7"><text:span text:style-name="T1"><text:s text:c="2"/></text:span><text:span text:style-name="T1">Class['::quickstack::pacemaker::heat'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5.588cm" svg:height="0.889cm" svg:x="5.952cm" svg:y="11.431cm">
          <text:p text:style-name="P3"><text:span text:style-name="T3">quickstack::peacemaker</text:span></text:p>
          <text:p text:style-name="P3"><text:span text:style-name="T3">::comm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4" draw:id="id4" draw:layer="layout" svg:width="5.588cm" svg:height="0.889cm" svg:x="5.952cm" svg:y="11.431cm">
          <text:p text:style-name="P3"><text:span text:style-name="T3">quickstack::peacemaker</text:span></text:p>
          <text:p text:style-name="P3"><text:span text:style-name="T3">::comm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5" draw:layer="layout" svg:width="5.08cm" svg:height="0.663cm" svg:x="0.873cm" svg:y="17.266cm">
          <draw:text-box>
            <text:p text:style-name="P4"><text:span text:style-name="T2">Blah blah.</text:span></text:p>
          </draw:text-box>
        </draw:frame>
        <draw:custom-shape draw:style-name="gr8" draw:text-style-name="P6" draw:layer="layout" svg:width="5.588cm" svg:height="0.889cm" svg:x="5.953cm" svg:y="17.291cm">
          <text:p text:style-name="P3"><text:span text:style-name="T3">quickstack::peacemaker</text:span></text:p>
          <text:p text:style-name="P3"><text:span text:style-name="T3">::comm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5.588cm" svg:height="0.889cm" svg:x="5.952cm" svg:y="17.29cm">
          <text:p text:style-name="P3"><text:span text:style-name="T3">quickstack::peacemaker</text:span></text:p>
          <text:p text:style-name="P3"><text:span text:style-name="T3">::comm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" draw:id="id5" draw:layer="layout" svg:width="5.588cm" svg:height="0.889cm" svg:x="5.952cm" svg:y="17.29cm">
          <text:p text:style-name="P3"><text:span text:style-name="T3">quickstack::peacemaker</text:span></text:p>
          <text:p text:style-name="P3"><text:span text:style-name="T3">::load_balanc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4.574cm" svg:height="0.383cm" svg:x="3.413cm" svg:y="16.277cm">
          <text:p text:style-name="P2"><text:span text:style-name="T1">quickstack::load_balancer::comm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2.921cm" svg:height="0.635cm" svg:x="17.611cm" svg:y="1.127cm">
          <text:p text:style-name="P3"><text:span text:style-name="T3">Def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2.921cm" svg:height="0.635cm" svg:x="17.611cm" svg:y="1.889cm">
          <text:p text:style-name="P3"><text:span text:style-name="T3">A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8.746cm" svg:y1="12.32cm" svg:x2="8.746cm" svg:y2="17.29cm" draw:start-shape="id4" draw:start-glue-point="6" draw:end-shape="id5" draw:end-glue-point="4" svg:d="m8746 12320v4970" svg:viewBox="0 0 1 4971">
          <text:p/>
        </draw:connector>
        <draw:connector draw:style-name="gr5" draw:text-style-name="P3" draw:layer="layout" svg:x1="7.987cm" svg:y1="16.468cm" svg:x2="8.746cm" svg:y2="17.29cm" draw:start-shape="id6" draw:start-glue-point="7" draw:end-shape="id5" draw:end-glue-point="4" svg:d="m7987 16468h759v822" svg:viewBox="0 0 760 823">
          <text:p/>
        </draw:connector>
        <draw:custom-shape draw:style-name="gr3" draw:text-style-name="P2" xml:id="id7" draw:id="id7" draw:layer="layout" svg:width="4.574cm" svg:height="0.383cm" svg:x="2.653cm" svg:y="5.762cm">
          <text:p text:style-name="P2"><text:span text:style-name="T1">quickstack::load_balancer::commo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2" xml:id="id8" draw:id="id8" draw:layer="layout" svg:width="7.366cm" svg:height="0.762cm" svg:x="1.245cm" svg:y="6.465cm">
          <text:p text:style-name="P7"><text:span text:style-name="T1">Define http port 81</text:span></text:p>
          <text:p text:style-name="P7"><text:span text:style-name="T1">Disable firewalled service to use iptables inste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2.653cm" svg:y1="5.953cm" svg:x2="1.245cm" svg:y2="6.846cm" draw:start-shape="id7" draw:start-glue-point="5" draw:end-shape="id8" svg:d="m2653 5953h-1909v893h501" svg:viewBox="0 0 1910 894">
          <text:p/>
        </draw:connector>
        <draw:custom-shape draw:style-name="gr3" draw:text-style-name="P2" xml:id="id9" draw:id="id9" draw:layer="layout" svg:width="4.574cm" svg:height="0.383cm" svg:x="2.651cm" svg:y="7.567cm">
          <text:p text:style-name="P2"><text:span text:style-name="T1">haproxy::liste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5" draw:text-style-name="P3" draw:layer="layout" draw:line-skew="-0.366cm" svg:x1="8.611cm" svg:y1="6.846cm" svg:x2="7.225cm" svg:y2="7.758cm" draw:start-shape="id8" draw:start-glue-point="7" draw:end-shape="id9" draw:end-glue-point="7" svg:d="m8611 6846h136v912h-1522" svg:viewBox="0 0 1523 913">
          <text:p/>
        </draw:connector>
        <draw:frame draw:style-name="gr6" draw:text-style-name="P5" draw:layer="layout" svg:width="12.954cm" svg:height="3.203cm" svg:x="8.79cm" svg:y="5.619cm">
          <draw:text-box>
            <text:p text:style-name="P4"><text:span text:style-name="T2">== Define Resource Type: haproxy::listen</text:span></text:p>
            <text:p text:style-name="P4"><text:span text:style-name="T2"/></text:p>
            <text:p text:style-name="P4"><text:span text:style-name="T2">This type will setup a listening service configuration block inside the haproxy.cfg file</text:span></text:p>
            <text:p text:style-name="P4"><text:span text:style-name="T2">on an haproxy load balancer. Each listening service configuration needs one or more load</text:span></text:p>
            <text:p text:style-name="P4"><text:span text:style-name="T2">balancer member server (that can be declared with the haproxy::balancermember defined</text:span></text:p>
            <text:p text:style-name="P4"><text:span text:style-name="T2">resource type). Using storeconfigs, you can export the haproxy::balancermember resources</text:span></text:p>
            <text:p text:style-name="P4"><text:span text:style-name="T2">on all load balancer member servers, and then collect them on a single haproxy load</text:span></text:p>
            <text:p text:style-name="P4"><text:span text:style-name="T2">balancer server.</text:span></text:p>
            <text:p text:style-name="P4"><text:span text:style-name="T2"/></text:p>
            <text:p text:style-name="P4"><text:span text:style-name="T2"># === Requirement/Dependencies:</text:span></text:p>
            <text:p text:style-name="P4"><text:span text:style-name="T2">Currently requires the ripienaar/concat module on the Puppet Forge and uses storeconfigs</text:span></text:p>
            <text:p text:style-name="P4"><text:span text:style-name="T2">on the Puppet Master to export/collect resources from all balancer members.</text:span></text:p>
          </draw:text-box>
        </draw:frame>
        <draw:custom-shape draw:style-name="gr10" draw:text-style-name="P3" draw:layer="layout" svg:width="0.381cm" svg:height="3.048cm" svg:x="8.747cm" svg:y="6.299cm">
          <text:p/>
          <draw:enhanced-geometry svg:viewBox="0 0 21600 21600" draw:glue-points="21600 0 0 10800 21600 21600" draw:text-areas="13800 ?f9 21600 ?f10" draw:type="left-brace" draw:modifiers="1800 10605.182026894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2" xml:id="id10" draw:id="id10" draw:layer="layout" svg:width="4.574cm" svg:height="0.383cm" svg:x="2.651cm" svg:y="8.504cm">
          <text:p text:style-name="P2"><text:span text:style-name="T1">concat::fragmen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5" draw:text-style-name="P3" draw:layer="layout" svg:x1="4.938cm" svg:y1="7.95cm" svg:x2="4.938cm" svg:y2="8.504cm" draw:start-shape="id9" draw:start-glue-point="6" draw:end-shape="id10" draw:end-glue-point="4" svg:d="m4938 7950v554" svg:viewBox="0 0 1 555">
          <text:p/>
        </draw:connector>
        <draw:frame draw:style-name="gr6" draw:text-style-name="P5" draw:layer="layout" svg:width="6.604cm" svg:height="0.989cm" svg:x="0.873cm" svg:y="8.812cm">
          <draw:text-box>
            <text:p text:style-name="P4"><text:span text:style-name="T2">Puts a file fragment into a directory previous setup using concat (Generating a config file from fragments)</text:span></text:p>
          </draw:text-box>
        </draw:frame>
        <draw:custom-shape draw:style-name="gr8" draw:text-style-name="P2" xml:id="id11" draw:id="id11" draw:layer="layout" svg:width="5.207cm" svg:height="0.762cm" svg:x="2.127cm" svg:y="9.647cm">
          <text:p text:style-name="P7"><text:span text:style-name="T1">FILE ${fragdir}/fragments/${order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draw:line-skew="-0.625cm" svg:x1="2.651cm" svg:y1="8.695cm" svg:x2="2.127cm" svg:y2="10.028cm" draw:start-shape="id10" draw:start-glue-point="5" draw:end-shape="id11" draw:end-glue-point="5" svg:d="m2651 8695h-1651v1333h1127" svg:viewBox="0 0 1652 1334">
          <text:p/>
        </draw:connector>
        <draw:frame draw:style-name="gr6" draw:text-style-name="P5" draw:layer="layout" svg:width="6.604cm" svg:height="0.497cm" svg:x="11.287cm" svg:y="9.855cm">
          <draw:text-box>
            <text:p text:style-name="P4"><text:span text:style-name="T2">Sets up the concat system</text:span></text:p>
          </draw:text-box>
        </draw:frame>
        <draw:connector draw:style-name="gr5" draw:text-style-name="P3" draw:layer="layout" draw:line-skew="-0.625cm" svg:x1="2.651cm" svg:y1="8.695cm" svg:x2="2.127cm" svg:y2="10.028cm" svg:d="m2651 8695h-1651v1333h1127" svg:viewBox="0 0 1652 1334">
          <text:p/>
        </draw:connector>
        <draw:custom-shape draw:style-name="gr3" draw:text-style-name="P2" xml:id="id12" draw:id="id12" draw:layer="layout" svg:width="2.796cm" svg:height="0.383cm" svg:x="8.491cm" svg:y="9.855cm">
          <text:p text:style-name="P2"><text:span text:style-name="T1">concat::setup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5" draw:text-style-name="P3" draw:layer="layout" svg:x1="8.491cm" svg:y1="10.046cm" svg:x2="7.225cm" svg:y2="8.695cm" draw:start-shape="id12" draw:start-glue-point="5" draw:end-shape="id10" draw:end-glue-point="7" svg:d="m8491 10046h-632v-1351h-634" svg:viewBox="0 0 1267 1352">
          <text:p/>
        </draw:connector>
        <draw:custom-shape draw:style-name="gr3" draw:text-style-name="P2" xml:id="id13" draw:id="id13" draw:layer="layout" svg:width="4.574cm" svg:height="0.383cm" svg:x="5.986cm" svg:y="18.383cm">
          <text:p text:style-name="P2"><text:span text:style-name="T1">quickstack::pacemaker::vip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5.952cm" svg:y1="17.734cm" svg:x2="5.986cm" svg:y2="18.574cm" draw:start-shape="id5" draw:start-glue-point="5" draw:end-shape="id13" draw:end-glue-point="5" svg:d="m5952 17734h-501v840h535" svg:viewBox="0 0 536 841">
          <text:p/>
        </draw:connector>
        <draw:frame draw:style-name="gr9" draw:text-style-name="P5" draw:layer="layout" svg:width="5.08cm" svg:height="0.663cm" svg:x="0.873cm" svg:y="18.256cm">
          <draw:text-box>
            <text:p text:style-name="P4"><text:span text:style-name="T2">Obtain VIPs (Public, private, admin)</text:span></text:p>
          </draw:text-box>
        </draw:frame>
        <draw:custom-shape draw:style-name="gr3" draw:text-style-name="P2" xml:id="id14" draw:id="id14" draw:layer="layout" svg:width="4.574cm" svg:height="0.383cm" svg:x="6.08cm" svg:y="18.889cm">
          <text:p text:style-name="P2"><text:span text:style-name="T1">Add nodes to clu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0.56cm" svg:y1="18.574cm" svg:x2="10.654cm" svg:y2="19.08cm" draw:start-shape="id13" draw:start-glue-point="7" draw:end-shape="id14" draw:end-glue-point="7" svg:d="m10560 18574h596v506h-502" svg:viewBox="0 0 597 507">
          <text:p/>
        </draw:connector>
        <draw:custom-shape draw:style-name="gr3" draw:text-style-name="P2" xml:id="id3" draw:id="id3" draw:layer="layout" svg:width="6.731cm" svg:height="0.508cm" svg:x="12.965cm" svg:y="11.565cm">
          <text:p text:style-name="P2"><text:span text:style-name="T1">quickstack::peacemaker::para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6.33cm" svg:y1="12.073cm" svg:x2="16.348cm" svg:y2="12.662cm" draw:start-shape="id3" draw:start-glue-point="6" draw:end-shape="id15" draw:end-glue-point="4" svg:d="m16330 12073v295h18v294" svg:viewBox="0 0 19 590">
          <text:p/>
        </draw:connector>
        <draw:line draw:style-name="gr11" draw:text-style-name="P3" draw:layer="layout" svg:x1="2.27cm" svg:y1="10.998cm" svg:x2="18.272cm" svg:y2="10.998cm">
          <text:p/>
        </draw:line>
        <draw:line draw:style-name="gr11" draw:text-style-name="P3" draw:layer="layout" svg:x1="1.462cm" svg:y1="5.237cm" svg:x2="13.019cm" svg:y2="5.237cm">
          <text:p/>
        </draw:line>
        <draw:frame draw:style-name="gr12" draw:text-style-name="P5" draw:layer="layout" svg:width="7.366cm" svg:height="0.508cm" svg:x="12.811cm" svg:y="11.033cm">
          <draw:text-box>
            <text:p text:style-name="P4"><text:span text:style-name="T4">Calls the other modules in specific orde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gnacio Bravo</meta:initial-creator>
    <meta:creation-date>2014-11-05T13:36:19</meta:creation-date>
    <dc:date>2014-11-05T15:00:48</dc:date>
    <dc:creator>Ignacio Bravo</dc:creator>
    <meta:editing-duration>PT1H22M59S</meta:editing-duration>
    <meta:editing-cycles>4</meta:editing-cycles>
    <meta:generator>LibreOffice/3.5$Linux_x86 LibreOffice_project/350m1$Build-2</meta:generator>
    <meta:document-statistic meta:object-count="47"/>
  </office:meta>
</office:document-meta>
</file>